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694cm"/>
    </style:style>
    <style:style style:name="co10" style:family="table-column">
      <style:table-column-properties fo:break-before="auto" style:column-width="5.77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58cm"/>
    </style:style>
    <style:style style:name="co13" style:family="table-column">
      <style:table-column-properties fo:break-before="auto" style:column-width="5.999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4.777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15.266cm"/>
    </style:style>
    <style:style style:name="co19" style:family="table-column">
      <style:table-column-properties fo:break-before="auto" style:column-width="16.1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fo:language="fr" fo:country="FR" style:font-name-asian="SimSun" style:language-asian="zh" style:country-asian="CN" style:language-complex="hi" style:country-complex="IN"/>
    </style:style>
  </office:automatic-styles>
  <office:body>
    <office:spreadsheet>
      <table:table table:name="txt_natif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column table:style-name="co15" table:default-cell-style-name="ce2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prenom</text:p>
          </table:table-cell>
          <table:table-cell office:value-type="string">
            <text:p>nom</text:p>
          </table:table-cell>
          <table:table-cell table:style-name="ce1" office:value-type="string">
            <text:p>identifiant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  <table:table-cell office:value-type="string">
            <text:p>Domaine</text:p>
          </table:table-cell>
          <table:table-cell office:value-type="string">
            <text:p>Numéro de sécurité sociale</text:p>
          </table:table-cell>
          <table:table-cell office:value-type="string">
            <text:p>Clé du numéro de sécurité sociale</text:p>
          </table:table-cell>
          <table:table-cell table:style-name="Default" office:value-type="string">
            <text:p>Date de naissance</text:p>
          </table:table-cell>
          <table:table-cell office:value-type="string">
            <text:p>Sexe (F ou H)</text:p>
          </table:table-cell>
          <table:table-cell office:value-type="string">
            <text:p>Nationalité (FR ou CEE ou OTHER)</text:p>
          </table:table-cell>
          <table:table-cell office:value-type="string">
            <text:p>Adresse ligne 1</text:p>
          </table:table-cell>
          <table:table-cell office:value-type="string">
            <text:p>Adresse ligne 2</text:p>
          </table:table-cell>
          <table:table-cell office:value-type="string">
            <text:p>Code postal</text:p>
          </table:table-cell>
          <table:table-cell office:value-type="string">
            <text:p>Ville</text:p>
          </table:table-cell>
          <table:table-cell table:style-name="Default" office:value-type="string">
            <text:p>Date d'embauche</text:p>
          </table:table-cell>
          <table:table-cell office:value-type="string">
            <text:p>Profession</text:p>
          </table:table-cell>
          <table:table-cell office:value-type="string">
            <text:p>Qualification professionnelle</text:p>
          </table:table-cell>
          <table:table-cell office:value-type="string">
            <text:p>Société d'assurance</text:p>
          </table:table-cell>
          <table:table-cell office:value-type="string">
            <text:p>Date de sortie de la société</text:p>
          </table:table-cell>
          <table:table-cell office:value-type="string">
            <text:p>resultat</text:p>
          </table:table-cell>
        </table:table-row>
        <table:table-row table:style-name="ro1">
          <table:table-cell office:value-type="string">
            <text:p>patrick1</text:p>
          </table:table-cell>
          <table:table-cell office:value-type="string">
            <text:p>martin1</text:p>
          </table:table-cell>
          <table:table-cell table:formula="of:=CONCATENATE([.A2];&quot;.&quot;;[.B2])" office:value-type="string" office:string-value="patrick1.martin1">
            <text:p>patrick1.martin1</text:p>
          </table:table-cell>
          <table:table-cell/>
          <table:table-cell table:formula="of:=CONCATENATE([.C2];&quot;@&quot;;[.G2])" office:value-type="string" office:string-value="patrick1.martin1@monsiteweb.com">
            <text:p>patrick1.martin1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9"/>
          <table:table-cell table:style-name="ce3" table:formula="of:=CONCATENATE([.C2];&quot;;&quot;;[.A2];&quot;;&quot;;[.B2];&quot;;&quot;;[.D2];&quot;;&quot;;[.E2];&quot;;&quot;;[.F2];&quot;;&quot;;[.H2];&quot;;&quot;;[.I2];&quot;;&quot;;[.J2];&quot;;&quot;;[.K2];&quot;;&quot;;[.L2];&quot;;&quot;;[.M2];&quot;;&quot;;[.N2];&quot;;&quot;;[.O2];&quot;;&quot;;[.P2];&quot;;&quot;;[.Q2];&quot;;&quot;;[.R2];&quot;;&quot;;[.S2];&quot;;&quot;;[.T2];&quot;;&quot;;[.U2])" office:value-type="string" office:string-value="patrick1.martin1;patrick1;martin1;;patrick1.martin1@monsiteweb.com;subscriber;;;;F;FR;;;;;;;;;">
            <text:p>patrick1.martin1;patrick1;martin1;;patrick1.martin1@monsiteweb.com;subscriber;;;;F;FR;;;;;;;;;</text:p>
          </table:table-cell>
        </table:table-row>
        <table:table-row table:style-name="ro1">
          <table:table-cell office:value-type="string">
            <text:p>patrick2</text:p>
          </table:table-cell>
          <table:table-cell office:value-type="string">
            <text:p>martin2</text:p>
          </table:table-cell>
          <table:table-cell table:formula="of:=CONCATENATE([.A3];&quot;.&quot;;[.B3])" office:value-type="string" office:string-value="patrick2.martin2">
            <text:p>patrick2.martin2</text:p>
          </table:table-cell>
          <table:table-cell/>
          <table:table-cell table:formula="of:=CONCATENATE([.C3];&quot;@&quot;;[.G3])" office:value-type="string" office:string-value="patrick2.martin2@monsiteweb.com">
            <text:p>patrick2.martin2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9"/>
          <table:table-cell table:style-name="ce3" table:formula="of:=CONCATENATE([.C3];&quot;;&quot;;[.A3];&quot;;&quot;;[.B3];&quot;;&quot;;[.D3];&quot;;&quot;;[.E3];&quot;;&quot;;[.F3];&quot;;&quot;;[.H3];&quot;;&quot;;[.I3];&quot;;&quot;;[.J3];&quot;;&quot;;[.K3];&quot;;&quot;;[.L3];&quot;;&quot;;[.M3];&quot;;&quot;;[.N3];&quot;;&quot;;[.O3];&quot;;&quot;;[.P3];&quot;;&quot;;[.Q3];&quot;;&quot;;[.R3];&quot;;&quot;;[.S3];&quot;;&quot;;[.T3];&quot;;&quot;;[.U3])" office:value-type="string" office:string-value="patrick2.martin2;patrick2;martin2;;patrick2.martin2@monsiteweb.com;subscriber;;;;F;FR;;;;;;;;;">
            <text:p>patrick2.martin2;patrick2;martin2;;patrick2.martin2@monsiteweb.com;subscriber;;;;F;FR;;;;;;;;;</text:p>
          </table:table-cell>
        </table:table-row>
        <table:table-row table:style-name="ro1">
          <table:table-cell office:value-type="string">
            <text:p>patrick3</text:p>
          </table:table-cell>
          <table:table-cell office:value-type="string">
            <text:p>martin3</text:p>
          </table:table-cell>
          <table:table-cell table:formula="of:=CONCATENATE([.A4];&quot;.&quot;;[.B4])" office:value-type="string" office:string-value="patrick3.martin3">
            <text:p>patrick3.martin3</text:p>
          </table:table-cell>
          <table:table-cell/>
          <table:table-cell table:formula="of:=CONCATENATE([.C4];&quot;@&quot;;[.G4])" office:value-type="string" office:string-value="patrick3.martin3@monsiteweb.com">
            <text:p>patrick3.martin3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9"/>
          <table:table-cell table:style-name="ce3" table:formula="of:=CONCATENATE([.C4];&quot;;&quot;;[.A4];&quot;;&quot;;[.B4];&quot;;&quot;;[.D4];&quot;;&quot;;[.E4];&quot;;&quot;;[.F4];&quot;;&quot;;[.H4];&quot;;&quot;;[.I4];&quot;;&quot;;[.J4];&quot;;&quot;;[.K4];&quot;;&quot;;[.L4];&quot;;&quot;;[.M4];&quot;;&quot;;[.N4];&quot;;&quot;;[.O4];&quot;;&quot;;[.P4];&quot;;&quot;;[.Q4];&quot;;&quot;;[.R4];&quot;;&quot;;[.S4];&quot;;&quot;;[.T4];&quot;;&quot;;[.U4])" office:value-type="string" office:string-value="patrick3.martin3;patrick3;martin3;;patrick3.martin3@monsiteweb.com;subscriber;;;;F;FR;;;;;;;;;">
            <text:p>patrick3.martin3;patrick3;martin3;;patrick3.martin3@monsiteweb.com;subscriber;;;;F;FR;;;;;;;;;</text:p>
          </table:table-cell>
        </table:table-row>
        <table:table-row table:style-name="ro1">
          <table:table-cell office:value-type="string">
            <text:p>patrick4</text:p>
          </table:table-cell>
          <table:table-cell office:value-type="string">
            <text:p>martin4</text:p>
          </table:table-cell>
          <table:table-cell table:formula="of:=CONCATENATE([.A5];&quot;.&quot;;[.B5])" office:value-type="string" office:string-value="patrick4.martin4">
            <text:p>patrick4.martin4</text:p>
          </table:table-cell>
          <table:table-cell/>
          <table:table-cell table:formula="of:=CONCATENATE([.C5];&quot;@&quot;;[.G5])" office:value-type="string" office:string-value="patrick4.martin4@monsiteweb.com">
            <text:p>patrick4.martin4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CEE</text:p>
          </table:table-cell>
          <table:table-cell table:number-columns-repeated="9"/>
          <table:table-cell table:style-name="ce3" table:formula="of:=CONCATENATE([.C5];&quot;;&quot;;[.A5];&quot;;&quot;;[.B5];&quot;;&quot;;[.D5];&quot;;&quot;;[.E5];&quot;;&quot;;[.F5];&quot;;&quot;;[.H5];&quot;;&quot;;[.I5];&quot;;&quot;;[.J5];&quot;;&quot;;[.K5];&quot;;&quot;;[.L5];&quot;;&quot;;[.M5];&quot;;&quot;;[.N5];&quot;;&quot;;[.O5];&quot;;&quot;;[.P5];&quot;;&quot;;[.Q5];&quot;;&quot;;[.R5];&quot;;&quot;;[.S5];&quot;;&quot;;[.T5];&quot;;&quot;;[.U5])" office:value-type="string" office:string-value="patrick4.martin4;patrick4;martin4;;patrick4.martin4@monsiteweb.com;subscriber;;;;H;CEE;;;;;;;;;">
            <text:p>patrick4.martin4;patrick4;martin4;;patrick4.martin4@monsiteweb.com;subscriber;;;;H;CEE;;;;;;;;;</text:p>
          </table:table-cell>
        </table:table-row>
        <table:table-row table:style-name="ro1">
          <table:table-cell office:value-type="string">
            <text:p>patrick5</text:p>
          </table:table-cell>
          <table:table-cell office:value-type="string">
            <text:p>martin5</text:p>
          </table:table-cell>
          <table:table-cell table:formula="of:=CONCATENATE([.A6];&quot;.&quot;;[.B6])" office:value-type="string" office:string-value="patrick5.martin5">
            <text:p>patrick5.martin5</text:p>
          </table:table-cell>
          <table:table-cell/>
          <table:table-cell table:formula="of:=CONCATENATE([.C6];&quot;@&quot;;[.G6])" office:value-type="string" office:string-value="patrick5.martin5@monsiteweb.com">
            <text:p>patrick5.martin5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OTHER</text:p>
          </table:table-cell>
          <table:table-cell table:number-columns-repeated="9"/>
          <table:table-cell table:style-name="ce3" table:formula="of:=CONCATENATE([.C6];&quot;;&quot;;[.A6];&quot;;&quot;;[.B6];&quot;;&quot;;[.D6];&quot;;&quot;;[.E6];&quot;;&quot;;[.F6];&quot;;&quot;;[.H6];&quot;;&quot;;[.I6];&quot;;&quot;;[.J6];&quot;;&quot;;[.K6];&quot;;&quot;;[.L6];&quot;;&quot;;[.M6];&quot;;&quot;;[.N6];&quot;;&quot;;[.O6];&quot;;&quot;;[.P6];&quot;;&quot;;[.Q6];&quot;;&quot;;[.R6];&quot;;&quot;;[.S6];&quot;;&quot;;[.T6];&quot;;&quot;;[.U6])" office:value-type="string" office:string-value="patrick5.martin5;patrick5;martin5;;patrick5.martin5@monsiteweb.com;subscriber;;;;H;OTHER;;;;;;;;;">
            <text:p>patrick5.martin5;patrick5;martin5;;patrick5.martin5@monsiteweb.com;subscriber;;;;H;OTHER;;;;;;;;;</text:p>
          </table:table-cell>
        </table:table-row>
        <table:table-row table:style-name="ro1">
          <table:table-cell office:value-type="string">
            <text:p>patrick6</text:p>
          </table:table-cell>
          <table:table-cell office:value-type="string">
            <text:p>martin6</text:p>
          </table:table-cell>
          <table:table-cell table:formula="of:=CONCATENATE([.A7];&quot;.&quot;;[.B7])" office:value-type="string" office:string-value="patrick6.martin6">
            <text:p>patrick6.martin6</text:p>
          </table:table-cell>
          <table:table-cell/>
          <table:table-cell table:formula="of:=CONCATENATE([.C7];&quot;@&quot;;[.G7])" office:value-type="string" office:string-value="patrick6.martin6@monsiteweb.com">
            <text:p>patrick6.martin6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OTHER</text:p>
          </table:table-cell>
          <table:table-cell table:number-columns-repeated="9"/>
          <table:table-cell table:style-name="ce3" table:formula="of:=CONCATENATE([.C7];&quot;;&quot;;[.A7];&quot;;&quot;;[.B7];&quot;;&quot;;[.D7];&quot;;&quot;;[.E7];&quot;;&quot;;[.F7];&quot;;&quot;;[.H7];&quot;;&quot;;[.I7];&quot;;&quot;;[.J7];&quot;;&quot;;[.K7];&quot;;&quot;;[.L7];&quot;;&quot;;[.M7];&quot;;&quot;;[.N7];&quot;;&quot;;[.O7];&quot;;&quot;;[.P7];&quot;;&quot;;[.Q7];&quot;;&quot;;[.R7];&quot;;&quot;;[.S7];&quot;;&quot;;[.T7];&quot;;&quot;;[.U7])" office:value-type="string" office:string-value="patrick6.martin6;patrick6;martin6;;patrick6.martin6@monsiteweb.com;subscriber;;;;H;OTHER;;;;;;;;;">
            <text:p>patrick6.martin6;patrick6;martin6;;patrick6.martin6@monsiteweb.com;subscriber;;;;H;OTHER;;;;;;;;;</text:p>
          </table:table-cell>
        </table:table-row>
        <table:table-row table:style-name="ro1">
          <table:table-cell office:value-type="string">
            <text:p>patrick7</text:p>
          </table:table-cell>
          <table:table-cell office:value-type="string">
            <text:p>martin7</text:p>
          </table:table-cell>
          <table:table-cell table:formula="of:=CONCATENATE([.A8];&quot;.&quot;;[.B8])" office:value-type="string" office:string-value="patrick7.martin7">
            <text:p>patrick7.martin7</text:p>
          </table:table-cell>
          <table:table-cell/>
          <table:table-cell table:formula="of:=CONCATENATE([.C8];&quot;@&quot;;[.G8])" office:value-type="string" office:string-value="patrick7.martin7@monsiteweb.com">
            <text:p>patrick7.martin7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CEE</text:p>
          </table:table-cell>
          <table:table-cell table:number-columns-repeated="9"/>
          <table:table-cell table:style-name="ce3" table:formula="of:=CONCATENATE([.C8];&quot;;&quot;;[.A8];&quot;;&quot;;[.B8];&quot;;&quot;;[.D8];&quot;;&quot;;[.E8];&quot;;&quot;;[.F8];&quot;;&quot;;[.H8];&quot;;&quot;;[.I8];&quot;;&quot;;[.J8];&quot;;&quot;;[.K8];&quot;;&quot;;[.L8];&quot;;&quot;;[.M8];&quot;;&quot;;[.N8];&quot;;&quot;;[.O8];&quot;;&quot;;[.P8];&quot;;&quot;;[.Q8];&quot;;&quot;;[.R8];&quot;;&quot;;[.S8];&quot;;&quot;;[.T8];&quot;;&quot;;[.U8])" office:value-type="string" office:string-value="patrick7.martin7;patrick7;martin7;;patrick7.martin7@monsiteweb.com;subscriber;;;;F;CEE;;;;;;;;;">
            <text:p>patrick7.martin7;patrick7;martin7;;patrick7.martin7@monsiteweb.com;subscriber;;;;F;CEE;;;;;;;;;</text:p>
          </table:table-cell>
        </table:table-row>
        <table:table-row table:style-name="ro1">
          <table:table-cell office:value-type="string">
            <text:p>patrick8</text:p>
          </table:table-cell>
          <table:table-cell office:value-type="string">
            <text:p>martin8</text:p>
          </table:table-cell>
          <table:table-cell table:formula="of:=CONCATENATE([.A9];&quot;.&quot;;[.B9])" office:value-type="string" office:string-value="patrick8.martin8">
            <text:p>patrick8.martin8</text:p>
          </table:table-cell>
          <table:table-cell/>
          <table:table-cell table:formula="of:=CONCATENATE([.C9];&quot;@&quot;;[.G9])" office:value-type="string" office:string-value="patrick8.martin8@monsiteweb.com">
            <text:p>patrick8.martin8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CEE</text:p>
          </table:table-cell>
          <table:table-cell table:number-columns-repeated="9"/>
          <table:table-cell table:style-name="ce3" table:formula="of:=CONCATENATE([.C9];&quot;;&quot;;[.A9];&quot;;&quot;;[.B9];&quot;;&quot;;[.D9];&quot;;&quot;;[.E9];&quot;;&quot;;[.F9];&quot;;&quot;;[.H9];&quot;;&quot;;[.I9];&quot;;&quot;;[.J9];&quot;;&quot;;[.K9];&quot;;&quot;;[.L9];&quot;;&quot;;[.M9];&quot;;&quot;;[.N9];&quot;;&quot;;[.O9];&quot;;&quot;;[.P9];&quot;;&quot;;[.Q9];&quot;;&quot;;[.R9];&quot;;&quot;;[.S9];&quot;;&quot;;[.T9];&quot;;&quot;;[.U9])" office:value-type="string" office:string-value="patrick8.martin8;patrick8;martin8;;patrick8.martin8@monsiteweb.com;subscriber;;;;H;CEE;;;;;;;;;">
            <text:p>patrick8.martin8;patrick8;martin8;;patrick8.martin8@monsiteweb.com;subscriber;;;;H;CEE;;;;;;;;;</text:p>
          </table:table-cell>
        </table:table-row>
        <table:table-row table:style-name="ro1">
          <table:table-cell office:value-type="string">
            <text:p>patrick9</text:p>
          </table:table-cell>
          <table:table-cell office:value-type="string">
            <text:p>martin9</text:p>
          </table:table-cell>
          <table:table-cell table:formula="of:=CONCATENATE([.A10];&quot;.&quot;;[.B10])" office:value-type="string" office:string-value="patrick9.martin9">
            <text:p>patrick9.martin9</text:p>
          </table:table-cell>
          <table:table-cell/>
          <table:table-cell table:formula="of:=CONCATENATE([.C10];&quot;@&quot;;[.G10])" office:value-type="string" office:string-value="patrick9.martin9@monsiteweb.com">
            <text:p>patrick9.martin9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OTHER</text:p>
          </table:table-cell>
          <table:table-cell table:number-columns-repeated="9"/>
          <table:table-cell table:style-name="ce3" table:formula="of:=CONCATENATE([.C10];&quot;;&quot;;[.A10];&quot;;&quot;;[.B10];&quot;;&quot;;[.D10];&quot;;&quot;;[.E10];&quot;;&quot;;[.F10];&quot;;&quot;;[.H10];&quot;;&quot;;[.I10];&quot;;&quot;;[.J10];&quot;;&quot;;[.K10];&quot;;&quot;;[.L10];&quot;;&quot;;[.M10];&quot;;&quot;;[.N10];&quot;;&quot;;[.O10];&quot;;&quot;;[.P10];&quot;;&quot;;[.Q10];&quot;;&quot;;[.R10];&quot;;&quot;;[.S10];&quot;;&quot;;[.T10];&quot;;&quot;;[.U10])" office:value-type="string" office:string-value="patrick9.martin9;patrick9;martin9;;patrick9.martin9@monsiteweb.com;subscriber;;;;F;OTHER;;;;;;;;;">
            <text:p>patrick9.martin9;patrick9;martin9;;patrick9.martin9@monsiteweb.com;subscriber;;;;F;OTHER;;;;;;;;;</text:p>
          </table:table-cell>
        </table:table-row>
        <table:table-row table:style-name="ro1">
          <table:table-cell table:number-columns-repeated="21"/>
          <table:table-cell table:style-name="ce3"/>
        </table:table-row>
        <table:table-row table:style-name="ro1" table:number-rows-repeated="6552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sv_natif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identifiant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18/06/2013</text:date>, <text:time>14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40S</meta:editing-duration>
    <meta:editing-cycles>17</meta:editing-cycles>
    <meta:generator>OpenOffice.org/3.4.1$Win32 OpenOffice.org_project/341m1$Build-9593</meta:generator>
    <dc:date>2013-06-18T14:53:16.07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